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left" style:shadow="none"/>
    </style:style>
    <style:style style:name="Таблица1.A" style:family="table-column">
      <style:table-column-properties style:column-width="7.403cm"/>
    </style:style>
    <style:style style:name="Таблица1.B" style:family="table-column">
      <style:table-column-properties style:column-width="6.193cm"/>
    </style:style>
    <style:style style:name="Таблица1.C" style:family="table-column">
      <style:table-column-properties style:column-width="3.404cm"/>
    </style:style>
    <style:style style:name="Таблица1.A1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Таблица1.C1" style:family="table-cell">
      <style:table-cell-properties style:vertical-align="middle" fo:padding="0.049cm" fo:border="0.25pt solid #000000"/>
    </style:style>
    <style:style style:name="Таблица1.A2" style:family="table-cell">
      <style:table-cell-properties style:vertical-align="middle" fo:padding="0.049cm" fo:border-left="0.25pt solid #000000" fo:border-right="none" fo:border-top="none" fo:border-bottom="0.25pt solid #000000"/>
    </style:style>
    <style:style style:name="Таблица1.C2" style:family="table-cell">
      <style:table-cell-properties style:vertical-align="middle" fo:padding="0.049cm" fo:border-left="0.25pt solid #000000" fo:border-right="0.25pt solid #000000" fo:border-top="none" fo:border-bottom="0.25pt solid #000000"/>
    </style:style>
    <style:style style:name="Таблица1.C3" style:family="table-cell">
      <style:table-cell-properties style:vertical-align="middle" fo:background-color="#dddddd" fo:padding="0.049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Standard">
      <style:text-properties officeooo:rsid="000c1a7a" officeooo:paragraph-rsid="000c1a7a"/>
    </style:style>
    <style:style style:name="P2" style:family="paragraph" style:parent-style-name="Standard">
      <style:text-properties officeooo:rsid="000d7edb" officeooo:paragraph-rsid="000d7edb"/>
    </style:style>
    <style:style style:name="P3" style:family="paragraph" style:parent-style-name="Standard">
      <style:text-properties officeooo:rsid="000ec9b9" officeooo:paragraph-rsid="000ec9b9"/>
    </style:style>
    <style:style style:name="P4" style:family="paragraph" style:parent-style-name="Standard">
      <style:text-properties fo:font-weight="bold" officeooo:rsid="000c1a7a" officeooo:paragraph-rsid="000c1a7a" style:font-weight-asian="bold" style:font-weight-complex="bold"/>
    </style:style>
    <style:style style:name="P5" style:family="paragraph" style:parent-style-name="Standard">
      <style:text-properties fo:font-weight="bold" officeooo:rsid="0011f7eb" officeooo:paragraph-rsid="0011f7eb" style:font-weight-asian="bold" style:font-weight-complex="bold"/>
    </style:style>
    <style:style style:name="P6" style:family="paragraph" style:parent-style-name="Standard">
      <style:text-properties fo:font-weight="bold" officeooo:rsid="001704f8" officeooo:paragraph-rsid="001704f8" style:font-weight-asian="bold" style:font-weight-complex="bold"/>
    </style:style>
    <style:style style:name="P7" style:family="paragraph" style:parent-style-name="Standard">
      <style:text-properties fo:font-weight="bold" officeooo:rsid="001b3992" officeooo:paragraph-rsid="001b3992" style:font-weight-asian="bold" style:font-weight-complex="bold"/>
    </style:style>
    <style:style style:name="P8" style:family="paragraph" style:parent-style-name="Standard">
      <style:text-properties fo:font-weight="bold" officeooo:rsid="001c435e" officeooo:paragraph-rsid="001c435e" style:font-weight-asian="bold" style:font-weight-complex="bold"/>
    </style:style>
    <style:style style:name="P9" style:family="paragraph" style:parent-style-name="Standard">
      <style:text-properties fo:font-weight="normal" officeooo:rsid="0011f7eb" officeooo:paragraph-rsid="0011f7eb" style:font-weight-asian="normal" style:font-weight-complex="normal"/>
    </style:style>
    <style:style style:name="P10" style:family="paragraph" style:parent-style-name="Standard">
      <style:text-properties fo:font-weight="normal" officeooo:rsid="00136ec3" officeooo:paragraph-rsid="00136ec3" style:font-weight-asian="normal" style:font-weight-complex="normal"/>
    </style:style>
    <style:style style:name="P11" style:family="paragraph" style:parent-style-name="Standard">
      <style:text-properties fo:font-weight="normal" officeooo:rsid="0015110e" officeooo:paragraph-rsid="0015110e" style:font-weight-asian="normal" style:font-weight-complex="normal"/>
    </style:style>
    <style:style style:name="P12" style:family="paragraph" style:parent-style-name="Standard">
      <style:text-properties fo:font-weight="normal" officeooo:rsid="0015244b" officeooo:paragraph-rsid="0015244b" style:font-weight-asian="normal" style:font-weight-complex="normal"/>
    </style:style>
    <style:style style:name="P13" style:family="paragraph" style:parent-style-name="Standard">
      <style:text-properties fo:font-weight="normal" officeooo:rsid="001704f8" officeooo:paragraph-rsid="001704f8" style:font-weight-asian="normal" style:font-weight-complex="normal"/>
    </style:style>
    <style:style style:name="P14" style:family="paragraph" style:parent-style-name="Standard">
      <style:text-properties fo:font-weight="normal" officeooo:rsid="00177e50" officeooo:paragraph-rsid="00177e50" style:font-weight-asian="normal" style:font-weight-complex="normal"/>
    </style:style>
    <style:style style:name="P15" style:family="paragraph" style:parent-style-name="Standard">
      <style:text-properties fo:font-weight="normal" officeooo:rsid="0018d9d0" officeooo:paragraph-rsid="0018d9d0" style:font-weight-asian="normal" style:font-weight-complex="normal"/>
    </style:style>
    <style:style style:name="P16" style:family="paragraph" style:parent-style-name="Standard">
      <style:text-properties fo:font-weight="normal" officeooo:rsid="0019d886" officeooo:paragraph-rsid="0019d886" style:font-weight-asian="normal" style:font-weight-complex="normal"/>
    </style:style>
    <style:style style:name="P17" style:family="paragraph" style:parent-style-name="Standard">
      <style:text-properties fo:font-weight="normal" officeooo:rsid="001b3992" officeooo:paragraph-rsid="001b3992" style:font-weight-asian="normal" style:font-weight-complex="normal"/>
    </style:style>
    <style:style style:name="P18" style:family="paragraph" style:parent-style-name="Standard">
      <style:text-properties style:font-name="DejaVu Sans Mono" fo:font-weight="normal" officeooo:rsid="0015110e" officeooo:paragraph-rsid="0015110e" style:font-weight-asian="normal" style:font-weight-complex="normal"/>
    </style:style>
    <style:style style:name="P19" style:family="paragraph" style:parent-style-name="Standard">
      <style:text-properties style:font-name="DejaVu Sans Mono" fo:font-weight="normal" officeooo:rsid="0018d9d0" officeooo:paragraph-rsid="0018d9d0" style:font-weight-asian="normal" style:font-weight-complex="normal"/>
    </style:style>
    <style:style style:name="P20" style:family="paragraph" style:parent-style-name="Standard" style:list-style-name="L1">
      <style:text-properties officeooo:rsid="000d7edb" officeooo:paragraph-rsid="000d7edb"/>
    </style:style>
    <style:style style:name="P21" style:family="paragraph" style:parent-style-name="Standard">
      <style:text-properties fo:font-weight="normal" officeooo:rsid="0019d886" officeooo:paragraph-rsid="001dcd58" style:font-weight-asian="normal" style:font-weight-complex="normal"/>
    </style:style>
    <style:style style:name="P22" style:family="paragraph" style:parent-style-name="Standard">
      <style:text-properties fo:font-weight="normal" officeooo:rsid="001beb06" officeooo:paragraph-rsid="001e7ac7" style:font-weight-asian="normal" style:font-weight-complex="normal"/>
    </style:style>
    <style:style style:name="P23" style:family="paragraph" style:parent-style-name="Standard">
      <style:text-properties fo:font-weight="normal" officeooo:rsid="001e7ac7" officeooo:paragraph-rsid="001e7ac7" style:font-weight-asian="normal" style:font-weight-complex="normal"/>
    </style:style>
    <style:style style:name="P24" style:family="paragraph" style:parent-style-name="Standard">
      <style:text-properties fo:font-weight="normal" officeooo:rsid="001f17ba" officeooo:paragraph-rsid="001f17ba" style:font-weight-asian="normal" style:font-weight-complex="normal"/>
    </style:style>
    <style:style style:name="P25" style:family="paragraph" style:parent-style-name="Standard">
      <style:text-properties fo:font-weight="normal" officeooo:rsid="00203fab" officeooo:paragraph-rsid="00203fab" style:font-weight-asian="normal" style:font-weight-complex="normal"/>
    </style:style>
    <style:style style:name="P26" style:family="paragraph" style:parent-style-name="Standard">
      <style:text-properties fo:font-weight="normal" officeooo:rsid="00203fab" officeooo:paragraph-rsid="0023998d" style:font-weight-asian="normal" style:font-weight-complex="normal"/>
    </style:style>
    <style:style style:name="P27" style:family="paragraph" style:parent-style-name="Standard">
      <style:text-properties fo:font-weight="normal" officeooo:rsid="00221a43" officeooo:paragraph-rsid="00221a43" style:font-weight-asian="normal" style:font-weight-complex="normal"/>
    </style:style>
    <style:style style:name="P28" style:family="paragraph" style:parent-style-name="Standard">
      <style:text-properties fo:font-weight="normal" officeooo:rsid="0023998d" officeooo:paragraph-rsid="0023998d" style:font-weight-asian="normal" style:font-weight-complex="normal"/>
    </style:style>
    <style:style style:name="P29" style:family="paragraph" style:parent-style-name="Standard">
      <style:text-properties fo:font-weight="normal" officeooo:rsid="00241604" officeooo:paragraph-rsid="00241604" style:font-weight-asian="normal" style:font-weight-complex="normal"/>
    </style:style>
    <style:style style:name="P30" style:family="paragraph" style:parent-style-name="Standard">
      <style:text-properties fo:font-weight="normal" officeooo:rsid="001c435e" officeooo:paragraph-rsid="001c435e" style:font-weight-asian="normal" style:font-weight-complex="normal"/>
    </style:style>
    <style:style style:name="P31" style:family="paragraph" style:parent-style-name="Standard">
      <style:text-properties fo:font-weight="normal" officeooo:rsid="0024a196" officeooo:paragraph-rsid="0024a196" style:font-weight-asian="normal" style:font-weight-complex="normal"/>
    </style:style>
    <style:style style:name="P32" style:family="paragraph" style:parent-style-name="Standard">
      <style:text-properties fo:font-weight="normal" officeooo:rsid="0024b68f" officeooo:paragraph-rsid="0024b68f" style:font-weight-asian="normal" style:font-weight-complex="normal"/>
    </style:style>
    <style:style style:name="P33" style:family="paragraph" style:parent-style-name="Standard">
      <style:text-properties fo:font-weight="normal" officeooo:rsid="0026258b" officeooo:paragraph-rsid="0026258b" style:font-weight-asian="normal" style:font-weight-complex="normal"/>
    </style:style>
    <style:style style:name="P34" style:family="paragraph" style:parent-style-name="Standard">
      <style:text-properties fo:font-weight="normal" officeooo:rsid="002908a2" officeooo:paragraph-rsid="002908a2" style:font-weight-asian="normal" style:font-weight-complex="normal"/>
    </style:style>
    <style:style style:name="P35" style:family="paragraph" style:parent-style-name="Standard">
      <style:text-properties fo:font-weight="normal" officeooo:rsid="002c6b16" officeooo:paragraph-rsid="002c6b16" style:font-weight-asian="normal" style:font-weight-complex="normal"/>
    </style:style>
    <style:style style:name="P36" style:family="paragraph" style:parent-style-name="Standard">
      <style:text-properties fo:font-weight="normal" officeooo:rsid="002cd7b6" officeooo:paragraph-rsid="002cd7b6" style:font-weight-asian="normal" style:font-weight-complex="normal"/>
    </style:style>
    <style:style style:name="P37" style:family="paragraph" style:parent-style-name="Standard">
      <style:text-properties fo:font-weight="normal" officeooo:rsid="002f0543" officeooo:paragraph-rsid="002f0543" style:font-weight-asian="normal" style:font-weight-complex="normal"/>
    </style:style>
    <style:style style:name="P38" style:family="paragraph" style:parent-style-name="Standard">
      <style:text-properties fo:font-weight="normal" officeooo:rsid="002fe2e7" officeooo:paragraph-rsid="002fe2e7" style:font-weight-asian="normal" style:font-weight-complex="normal"/>
    </style:style>
    <style:style style:name="P39" style:family="paragraph" style:parent-style-name="Standard">
      <style:text-properties fo:font-weight="normal" officeooo:rsid="00304dc1" officeooo:paragraph-rsid="00304dc1" style:font-weight-asian="normal" style:font-weight-complex="normal"/>
    </style:style>
    <style:style style:name="P40" style:family="paragraph" style:parent-style-name="Standard">
      <style:text-properties fo:font-weight="normal" officeooo:rsid="00332ba4" officeooo:paragraph-rsid="00332ba4" style:font-weight-asian="normal" style:font-weight-complex="normal"/>
    </style:style>
    <style:style style:name="P41" style:family="paragraph" style:parent-style-name="Standard">
      <style:text-properties fo:font-weight="normal" officeooo:rsid="0035085e" officeooo:paragraph-rsid="0035085e" style:font-weight-asian="normal" style:font-weight-complex="normal"/>
    </style:style>
    <style:style style:name="P42" style:family="paragraph" style:parent-style-name="Standard">
      <style:text-properties fo:font-weight="normal" officeooo:rsid="00359019" officeooo:paragraph-rsid="00359019" style:font-weight-asian="normal" style:font-weight-complex="normal"/>
    </style:style>
    <style:style style:name="P43" style:family="paragraph" style:parent-style-name="Standard">
      <style:text-properties fo:font-weight="normal" officeooo:rsid="0036cdb4" officeooo:paragraph-rsid="0036cdb4" style:font-weight-asian="normal" style:font-weight-complex="normal"/>
    </style:style>
    <style:style style:name="P44" style:family="paragraph" style:parent-style-name="Standard">
      <style:text-properties fo:font-weight="bold" officeooo:rsid="001704f8" officeooo:paragraph-rsid="001beb06" style:font-weight-asian="bold" style:font-weight-complex="bold"/>
    </style:style>
    <style:style style:name="P45" style:family="paragraph" style:parent-style-name="Standard">
      <style:text-properties fo:font-weight="bold" officeooo:rsid="001b3992" officeooo:paragraph-rsid="001b3992" style:font-weight-asian="bold" style:font-weight-complex="bold"/>
    </style:style>
    <style:style style:name="P46" style:family="paragraph" style:parent-style-name="Standard">
      <style:text-properties fo:font-weight="bold" officeooo:rsid="001e7ac7" officeooo:paragraph-rsid="001e7ac7" style:font-weight-asian="bold" style:font-weight-complex="bold"/>
    </style:style>
    <style:style style:name="P47" style:family="paragraph" style:parent-style-name="Standard">
      <style:text-properties fo:font-weight="bold" officeooo:rsid="00203fab" officeooo:paragraph-rsid="00203fab" style:font-weight-asian="bold" style:font-weight-complex="bold"/>
    </style:style>
    <style:style style:name="P48" style:family="paragraph" style:parent-style-name="Standard">
      <style:text-properties fo:font-weight="bold" officeooo:rsid="00221a43" officeooo:paragraph-rsid="00221a43" style:font-weight-asian="bold" style:font-weight-complex="bold"/>
    </style:style>
    <style:style style:name="P49" style:family="paragraph" style:parent-style-name="Standard">
      <style:text-properties fo:font-weight="bold" officeooo:rsid="001c435e" officeooo:paragraph-rsid="001c435e" style:font-weight-asian="bold" style:font-weight-complex="bold"/>
    </style:style>
    <style:style style:name="P50" style:family="paragraph" style:parent-style-name="Standard">
      <style:text-properties fo:font-weight="bold" officeooo:rsid="0024b68f" officeooo:paragraph-rsid="0024b68f" style:font-weight-asian="bold" style:font-weight-complex="bold"/>
    </style:style>
    <style:style style:name="P51" style:family="paragraph" style:parent-style-name="Standard">
      <style:text-properties fo:font-weight="bold" officeooo:rsid="0026258b" officeooo:paragraph-rsid="0026258b" style:font-weight-asian="bold" style:font-weight-complex="bold"/>
    </style:style>
    <style:style style:name="P52" style:family="paragraph" style:parent-style-name="Standard">
      <style:text-properties fo:font-weight="bold" officeooo:rsid="0027cbcb" officeooo:paragraph-rsid="0027cbcb" style:font-weight-asian="bold" style:font-weight-complex="bold"/>
    </style:style>
    <style:style style:name="P53" style:family="paragraph" style:parent-style-name="Standard">
      <style:text-properties fo:font-weight="bold" officeooo:rsid="0029d273" officeooo:paragraph-rsid="0029d273" style:font-weight-asian="bold" style:font-weight-complex="bold"/>
    </style:style>
    <style:style style:name="P54" style:family="paragraph" style:parent-style-name="Standard">
      <style:text-properties fo:font-weight="bold" officeooo:rsid="002b4bd0" officeooo:paragraph-rsid="002b4bd0" style:font-weight-asian="bold" style:font-weight-complex="bold"/>
    </style:style>
    <style:style style:name="P55" style:family="paragraph" style:parent-style-name="Standard">
      <style:text-properties fo:font-weight="bold" officeooo:rsid="002f0543" officeooo:paragraph-rsid="002fe2e7" style:font-weight-asian="bold" style:font-weight-complex="bold"/>
    </style:style>
    <style:style style:name="P56" style:family="paragraph" style:parent-style-name="Standard">
      <style:text-properties fo:font-weight="bold" officeooo:rsid="00304dc1" officeooo:paragraph-rsid="00304dc1" style:font-weight-asian="bold" style:font-weight-complex="bold"/>
    </style:style>
    <style:style style:name="P57" style:family="paragraph" style:parent-style-name="Standard">
      <style:text-properties fo:font-weight="bold" officeooo:rsid="00332ba4" officeooo:paragraph-rsid="00332ba4" style:font-weight-asian="bold" style:font-weight-complex="bold"/>
    </style:style>
    <style:style style:name="P58" style:family="paragraph" style:parent-style-name="Standard">
      <style:text-properties fo:font-weight="bold" officeooo:rsid="00359019" officeooo:paragraph-rsid="00359019" style:font-weight-asian="bold" style:font-weight-complex="bold"/>
    </style:style>
    <style:style style:name="P59" style:family="paragraph" style:parent-style-name="Standard">
      <style:text-properties fo:font-weight="bold" officeooo:rsid="0036cdb4" officeooo:paragraph-rsid="0036cdb4" style:font-weight-asian="bold" style:font-weight-complex="bold"/>
    </style:style>
    <style:style style:name="P60" style:family="paragraph" style:parent-style-name="Standard">
      <style:text-properties fo:font-style="italic" fo:font-weight="normal" officeooo:rsid="00332ba4" officeooo:paragraph-rsid="00332ba4" style:font-style-asian="italic" style:font-weight-asian="normal" style:font-style-complex="italic" style:font-weight-complex="normal"/>
    </style:style>
    <style:style style:name="P61" style:family="paragraph" style:parent-style-name="Preformatted_20_Text">
      <style:text-properties fo:font-weight="normal" officeooo:rsid="002fe2e7" officeooo:paragraph-rsid="002fe2e7" style:font-weight-asian="normal" style:font-weight-complex="normal"/>
    </style:style>
    <style:style style:name="P62" style:family="paragraph" style:parent-style-name="Preformatted_20_Text">
      <style:paragraph-properties fo:margin-top="0cm" fo:margin-bottom="0.499cm" loext:contextual-spacing="false"/>
    </style:style>
    <style:style style:name="P63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officeooo:rsid="000ec9b9"/>
    </style:style>
    <style:style style:name="T2" style:family="text">
      <style:text-properties officeooo:rsid="00106f51"/>
    </style:style>
    <style:style style:name="T3" style:family="text">
      <style:text-properties officeooo:rsid="00177e50"/>
    </style:style>
    <style:style style:name="T4" style:family="text">
      <style:text-properties style:font-name="DejaVu Sans Mono"/>
    </style:style>
    <style:style style:name="T5" style:family="text">
      <style:text-properties officeooo:rsid="001be601"/>
    </style:style>
    <style:style style:name="T6" style:family="text">
      <style:text-properties fo:font-weight="normal" officeooo:rsid="0019d886" style:font-weight-asian="normal" style:font-weight-complex="normal"/>
    </style:style>
    <style:style style:name="T7" style:family="text">
      <style:text-properties fo:font-weight="normal" officeooo:rsid="00359019" style:font-weight-asian="normal" style:font-weight-complex="normal"/>
    </style:style>
    <style:style style:name="T8" style:family="text">
      <style:text-properties officeooo:rsid="001dcd58"/>
    </style:style>
    <style:style style:name="T9" style:family="text">
      <style:text-properties officeooo:rsid="00221a43"/>
    </style:style>
    <style:style style:name="T10" style:family="text">
      <style:text-properties officeooo:rsid="00241604"/>
    </style:style>
    <style:style style:name="T11" style:family="text">
      <style:text-properties officeooo:rsid="0024a196"/>
    </style:style>
    <style:style style:name="T12" style:family="text">
      <style:text-properties officeooo:rsid="00259b26"/>
    </style:style>
    <style:style style:name="T13" style:family="text">
      <style:text-properties officeooo:rsid="0027cbcb"/>
    </style:style>
    <style:style style:name="T14" style:family="text">
      <style:text-properties officeooo:rsid="002fe2e7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21. Объясните работу оператора instanceof. Что будет результатом работы оператора, если слева от него будет стоять ссылка, равная null?</text:p>
      <text:p text:style-name="P43">Оператор instanceof определяет является ли ссылка слева классом, название которого написано справа</text:p>
      <text:p text:style-name="P43">Integer i = new Integer(1);</text:p>
      <text:p text:style-name="P43">i instanceof Integer — true</text:p>
      <text:p text:style-name="P43">i=null</text:p>
      <text:p text:style-name="P43">i instanceof Integer — false</text:p>
      <text:p text:style-name="P43"/>
      <text:p text:style-name="P59"/>
      <text:p text:style-name="P58">20. Объясните работу операторов if, switch, while, do-while, for, for-each. Напишите корректные примеры работы этих операторов.</text:p>
      <text:p text:style-name="P42"><text:span text:style-name="T15">if</text:span>(условие) {выполняется если истинно}</text:p>
      <text:p text:style-name="P42">else {выполняется если ложно}</text:p>
      <text:p text:style-name="P42"><text:span text:style-name="T15">switch</text:span>(значение) {</text:p>
      <text:p text:style-name="P42"><text:tab/>case значение 1:</text:p>
      <text:p text:style-name="P42"><text:tab/><text:tab/><text:tab/>операторы</text:p>
      <text:p text:style-name="P42"><text:tab/><text:tab/><text:tab/>break;</text:p>
      <text:p text:style-name="P42"><text:tab/>case значение 2:</text:p>
      <text:p text:style-name="P42"><text:tab/><text:tab/><text:tab/>операторы</text:p>
      <text:p text:style-name="P42"><text:tab/><text:tab/><text:tab/>break;</text:p>
      <text:p text:style-name="P42"><text:tab/>default:</text:p>
      <text:p text:style-name="P42"><text:tab/><text:tab/><text:tab/>операторы</text:p>
      <text:p text:style-name="P42"><text:tab/><text:tab/><text:tab/>break;</text:p>
      <text:p text:style-name="P42"/>
      <text:p text:style-name="P42">}</text:p>
      <text:p text:style-name="P42"><text:span text:style-name="T15">while</text:span>(условие) {выполняется если истинно}</text:p>
      <text:p text:style-name="P42"><text:span text:style-name="T15">do</text:span> {выполняемые операторы} while (условие);</text:p>
      <text:p text:style-name="P42"><text:span text:style-name="T15">for</text:span>(начальное значение;конечное значение;изменение значения) {выполняется если истинно}</text:p>
      <text:p text:style-name="P42"><text:span text:style-name="T15">for</text:span>(счетчик: коллекция) {выполняемые операторы}</text:p>
      <text:p text:style-name="P42"/>
      <text:p text:style-name="P58"/>
      <text:p text:style-name="P57">19. Что такое статический импорт, какие элементы можно импортировать при статическом импорте.</text:p>
      <text:p text:style-name="P41">Статический импорт — это импорт статических полей, методов класса и интерфейсов, которые можно использовать без создания объекта.</text:p>
      <text:p text:style-name="P41">Статический импорт объявляется так</text:p>
      <text:p text:style-name="P41">import static java.lang.System.out;</text:p>
      <text:p text:style-name="P41">далее в коде можно вызывать out без указания класса</text:p>
      <text:p text:style-name="P41">out.println(«Hello!»);</text:p>
      <text:p text:style-name="P57"/>
      <text:p text:style-name="P57">18. Укажите правила выполнения операций с плавающий точкой в Java (согласно стандарту IEEE754). Как определить, что результатом вычисления стала бесконечность или нечисло?</text:p>
      <text:p text:style-name="P60">При выполнении операций с плавающей точкой соблюдаются следующие правила:</text:p>
      <text:p text:style-name="P60">1. числа представлены: мантисса, экспонента, знак числа</text:p>
      <text:p text:style-name="P60">2. определены бесконечно малое отрицательное и положительное число -0. и +0.</text:p>
      <text:p text:style-name="P60">3. определены положительная и отрицательная бесконечность, а также не число NaN</text:p>
      <text:p text:style-name="P60">4. учитываются деление на ноль, переполнение, потеря значимости, работа с денормализованными числами</text:p>
      <text:p text:style-name="P60">5. операции арифметические и другие</text:p>
      <text:p text:style-name="P40">Если результат равен Double.NEGATIVE_INFINITY или Double.POSITIVE_INFINITY — это <text:soft-page-break/>бесконечность, нечисло — Double.NaN</text:p>
      <text:p text:style-name="P57"/>
      <text:p text:style-name="P56">17. Перечислите известные вам арифметические, логические и битовые операторы, определите случаи их употребления. Что такое приоритет оператора, как определить, в какой последовательности будут выполняться операции в выражении, если несколько из них имеют одинаковый приоритет.</text:p>
      <text:p text:style-name="P39">Арифметические операторы</text:p>
      <text:p text:style-name="P39">+, -, *, /, %, ++, --</text:p>
      <text:p text:style-name="P39">Логические операторы</text:p>
      <text:p text:style-name="P39">==, !=, &gt;, &lt;, &lt;=, &gt;=, &amp;&amp;, ||, !(NOT)</text:p>
      <text:p text:style-name="P39">Битовые операторы</text:p>
      <text:p text:style-name="P39">&amp;, |, ^ (XOR), ~(NOT), &lt;&lt;, &gt;&gt;, &gt;&gt;&gt;</text:p>
      <text:p text:style-name="P39">Приоритет оператора — это свойство (ранг) оператора определяющее очередность его выполнения в выражении. Выражения в скобках имеют наивысший приоритет и выполняются в первую очередь.</text:p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3">Категория</text:p>
          </table:table-cell>
          <table:table-cell table:style-name="Таблица1.A1" office:value-type="string">
            <text:p text:style-name="P63">Оператор</text:p>
          </table:table-cell>
          <table:table-cell table:style-name="Таблица1.C1" office:value-type="string">
            <text:p text:style-name="P63">Ассоциативность</text:p>
          </table:table-cell>
        </table:table-row>
        <table:table-row>
          <table:table-cell table:style-name="Таблица1.A2" office:value-type="string">
            <text:p text:style-name="P63">Постфикс</text:p>
          </table:table-cell>
          <table:table-cell table:style-name="Таблица1.A2" office:value-type="string">
            <text:p text:style-name="P63">() [] . (точка) </text:p>
          </table:table-cell>
          <table:table-cell table:style-name="Таблица1.C2" office:value-type="string">
            <text:p text:style-name="P63">Слева направо</text:p>
          </table:table-cell>
        </table:table-row>
        <table:table-row>
          <table:table-cell table:style-name="Таблица1.A2" office:value-type="string">
            <text:p text:style-name="P63">Унарный</text:p>
          </table:table-cell>
          <table:table-cell table:style-name="Таблица1.A2" office:value-type="string">
            <text:p text:style-name="P63">++ - - ! ~</text:p>
          </table:table-cell>
          <table:table-cell table:style-name="Таблица1.C3" office:value-type="string">
            <text:p text:style-name="P63">Справа налево</text:p>
          </table:table-cell>
        </table:table-row>
        <table:table-row>
          <table:table-cell table:style-name="Таблица1.A2" office:value-type="string">
            <text:p text:style-name="P63">Мультипликативный</text:p>
          </table:table-cell>
          <table:table-cell table:style-name="Таблица1.A2" office:value-type="string">
            <text:p text:style-name="P63">* / % </text:p>
          </table:table-cell>
          <table:table-cell table:style-name="Таблица1.C2" office:value-type="string">
            <text:p text:style-name="P63">Слева направо</text:p>
          </table:table-cell>
        </table:table-row>
        <table:table-row>
          <table:table-cell table:style-name="Таблица1.A2" office:value-type="string">
            <text:p text:style-name="P63">Аддитивный</text:p>
          </table:table-cell>
          <table:table-cell table:style-name="Таблица1.A2" office:value-type="string">
            <text:p text:style-name="P63">+ - </text:p>
          </table:table-cell>
          <table:table-cell table:style-name="Таблица1.C2" office:value-type="string">
            <text:p text:style-name="P63">Слева направо</text:p>
          </table:table-cell>
        </table:table-row>
        <table:table-row>
          <table:table-cell table:style-name="Таблица1.A2" office:value-type="string">
            <text:p text:style-name="P63">Сдвиг</text:p>
          </table:table-cell>
          <table:table-cell table:style-name="Таблица1.A2" office:value-type="string">
            <text:p text:style-name="P63">&gt;&gt; &gt;&gt;&gt; &lt;&lt; </text:p>
          </table:table-cell>
          <table:table-cell table:style-name="Таблица1.C2" office:value-type="string">
            <text:p text:style-name="P63">Слева направо</text:p>
          </table:table-cell>
        </table:table-row>
        <table:table-row>
          <table:table-cell table:style-name="Таблица1.A2" office:value-type="string">
            <text:p text:style-name="P63">Реляционный</text:p>
          </table:table-cell>
          <table:table-cell table:style-name="Таблица1.A2" office:value-type="string">
            <text:p text:style-name="P63">&gt; &gt;= &lt; &lt;= </text:p>
          </table:table-cell>
          <table:table-cell table:style-name="Таблица1.C2" office:value-type="string">
            <text:p text:style-name="P63">Слева направо</text:p>
          </table:table-cell>
        </table:table-row>
        <table:table-row>
          <table:table-cell table:style-name="Таблица1.A2" office:value-type="string">
            <text:p text:style-name="P63">Равенство</text:p>
          </table:table-cell>
          <table:table-cell table:style-name="Таблица1.A2" office:value-type="string">
            <text:p text:style-name="P63">== != </text:p>
          </table:table-cell>
          <table:table-cell table:style-name="Таблица1.C2" office:value-type="string">
            <text:p text:style-name="P63">Слева направо</text:p>
          </table:table-cell>
        </table:table-row>
        <table:table-row>
          <table:table-cell table:style-name="Таблица1.A2" office:value-type="string">
            <text:p text:style-name="P63">Побитовое «И» («AND») </text:p>
          </table:table-cell>
          <table:table-cell table:style-name="Таблица1.A2" office:value-type="string">
            <text:p text:style-name="P63">&amp; </text:p>
          </table:table-cell>
          <table:table-cell table:style-name="Таблица1.C2" office:value-type="string">
            <text:p text:style-name="P63">Слева направо</text:p>
          </table:table-cell>
        </table:table-row>
        <table:table-row>
          <table:table-cell table:style-name="Таблица1.A2" office:value-type="string">
            <text:p text:style-name="P63">Побитовое исключающее «ИЛИ» («XOR») </text:p>
          </table:table-cell>
          <table:table-cell table:style-name="Таблица1.A2" office:value-type="string">
            <text:p text:style-name="P63">^ </text:p>
          </table:table-cell>
          <table:table-cell table:style-name="Таблица1.C2" office:value-type="string">
            <text:p text:style-name="P63">Слева направо</text:p>
          </table:table-cell>
        </table:table-row>
        <table:table-row>
          <table:table-cell table:style-name="Таблица1.A2" office:value-type="string">
            <text:p text:style-name="P63">Побитовое «ИЛИ» («OR») </text:p>
          </table:table-cell>
          <table:table-cell table:style-name="Таблица1.A2" office:value-type="string">
            <text:p text:style-name="P63">| </text:p>
          </table:table-cell>
          <table:table-cell table:style-name="Таблица1.C2" office:value-type="string">
            <text:p text:style-name="P63">Слева направо</text:p>
          </table:table-cell>
        </table:table-row>
        <table:table-row>
          <table:table-cell table:style-name="Таблица1.A2" office:value-type="string">
            <text:p text:style-name="P63">Логическое «И» («AND») </text:p>
          </table:table-cell>
          <table:table-cell table:style-name="Таблица1.A2" office:value-type="string">
            <text:p text:style-name="P63">&amp;&amp; </text:p>
          </table:table-cell>
          <table:table-cell table:style-name="Таблица1.C2" office:value-type="string">
            <text:p text:style-name="P63">Слева направо</text:p>
          </table:table-cell>
        </table:table-row>
        <table:table-row>
          <table:table-cell table:style-name="Таблица1.A2" office:value-type="string">
            <text:p text:style-name="P63">Логическое «ИЛИ» («OR») </text:p>
          </table:table-cell>
          <table:table-cell table:style-name="Таблица1.A2" office:value-type="string">
            <text:p text:style-name="P63">|| </text:p>
          </table:table-cell>
          <table:table-cell table:style-name="Таблица1.C2" office:value-type="string">
            <text:p text:style-name="P63">Слева направо</text:p>
          </table:table-cell>
        </table:table-row>
        <table:table-row>
          <table:table-cell table:style-name="Таблица1.A2" office:value-type="string">
            <text:p text:style-name="P63">Условный</text:p>
          </table:table-cell>
          <table:table-cell table:style-name="Таблица1.A2" office:value-type="string">
            <text:p text:style-name="P63">?: </text:p>
          </table:table-cell>
          <table:table-cell table:style-name="Таблица1.C3" office:value-type="string">
            <text:p text:style-name="P63">Справа налево</text:p>
          </table:table-cell>
        </table:table-row>
        <table:table-row>
          <table:table-cell table:style-name="Таблица1.A2" office:value-type="string">
            <text:p text:style-name="P63">Присваивание</text:p>
          </table:table-cell>
          <table:table-cell table:style-name="Таблица1.A2" office:value-type="string">
            <text:p text:style-name="P63">= += -= *= /= %= &gt;&gt;= &lt;&lt;= &amp;= ^= |= </text:p>
          </table:table-cell>
          <table:table-cell table:style-name="Таблица1.C3" office:value-type="string">
            <text:p text:style-name="P63">Справа налево</text:p>
          </table:table-cell>
        </table:table-row>
        <table:table-row>
          <table:table-cell table:style-name="Таблица1.A2" office:value-type="string">
            <text:p text:style-name="P63">Запятая</text:p>
          </table:table-cell>
          <table:table-cell table:style-name="Таблица1.A2" office:value-type="string">
            <text:p text:style-name="P63">, </text:p>
          </table:table-cell>
          <table:table-cell table:style-name="Таблица1.C3" office:value-type="string">
            <text:p text:style-name="P63">Слева направо</text:p>
          </table:table-cell>
        </table:table-row>
      </table:table>
      <text:p text:style-name="P39"/>
      <text:p text:style-name="P39"/>
      <text:p text:style-name="P55"/>
      <text:p text:style-name="P55">16. <text:span text:style-name="T14">Поясните, что такое автоупаковка и автораспаковка.</text:span></text:p>
      <text:p text:style-name="P38">Автоупаковка это преобразование примитивных типов в объект-обертку, а автораспаковке — это процесс преобразования объектов в примитивный тип.</text:p>
      <text:p text:style-name="P38">Автоупаковка и автораспаковка применяются при передаче параметров методу и при присвоении</text:p>
      <text:p text:style-name="P61"><text:span text:style-name="Source_20_Text">int in = 0;</text:span></text:p>
      <text:p text:style-name="P62"><text:span text:style-name="Source_20_Text">in = new Integer(</text:span><text:span text:style-name="Source_20_Text"><text:span text:style-name="T14">7</text:span></text:span><text:span text:style-name="Source_20_Text">);</text:span></text:p>
      <text:p text:style-name="P54">15. Объясните разницу между примитивными и ссылочными типами данных. Поясните существующие различия, при передаче параметров примитивных и ссылочных типов в методы. Объясните, как константные объекты ведут себя при передаче в метод.</text:p>
      <text:p text:style-name="P36">Примитивные типы данных (8 типов) это область данных, выделяемая в памяти при объявлении переменной.</text:p>
      <text:p text:style-name="P36">Ссылочные типы данных — это переменные (объекты), которые создаются с помощью конструкторов классов.</text:p>
      <text:p text:style-name="P36"><text:soft-page-break/>При передаче методу параметров примитивного типа в методе создается копия параметра. Изменение значений копии не влияет на оригинал переменной. Это называется передача параметра по значению.</text:p>
      <text:p text:style-name="P36">При передаче методу параметров ссылочного типа, в метод передается ссылка. Изменения внутри метода влияют на состояние оригинала. Это называется передача параметра по ссылке.</text:p>
      <text:p text:style-name="P37">При передаче в метод константных объектов происходит копирование объекта в методе.</text:p>
      <text:p text:style-name="P52"/>
      <text:p text:style-name="P52">14. Что такое классы-оболочки, для чего они предназначены? Объясните, что значит: объект класса оболочки – константный объект.</text:p>
      <text:p text:style-name="P34">Класс оболочка — это класс, который содержит в себе некоторое примитивный тип. Такие классы нужны в случаях, когда необходимо оперировать с объектами, например передать в метод значение, которое может быть изменено.</text:p>
      <text:p text:style-name="P34">Классы оболочки:</text:p>
      <text:p text:style-name="P34">byte-Byte, short-Short, int-Integer, long-Long, char-Character, float-Float, double-Double, boolean-Boolean</text:p>
      <text:p text:style-name="P35">Константный объект — это объект, чье внешнее видимое состояние не может измениться после его создания. При присвоении нового значения создается новый объект. Это относится к классом-оберткам и классу String.</text:p>
      <text:p text:style-name="P53"/>
      <text:p text:style-name="P51">13. Как осуществляется работа с типами при вычислении арифметически выражений в Java?</text:p>
      <text:p text:style-name="P33">При вычислении арифметических выражений происходит неявное преобразование типов к большему <text:span text:style-name="T13">типу в выражении.</text:span></text:p>
      <text:p text:style-name="P50"/>
      <text:p text:style-name="P50">12. Что такое литералы в Java-программе, какую классификацию литералов вы знаете, как записываются литералы различных видов и типов в Java-программе?</text:p>
      <text:p text:style-name="P32">Литералы — это явно заданные значения в коде программы (константы в коде программы).</text:p>
      <text:p text:style-name="P32">Литералы можно поделить на:</text:p>
      <text:p text:style-name="P32">1. Числовые:</text:p>
      <text:p text:style-name="P32">- целые (имеют тип int, если требуется long, то в конце литерала надо добавить L)</text:p>
      <text:p text:style-name="P32">0b10001-двоичный, 0345-восьмиричный, 234123-десятичный, 0x1FaE5-шестнадцатиричный. </text:p>
      <text:p text:style-name="P32">0b10001L, 0345L, 121341234L, 0xFFF12342L</text:p>
      <text:p text:style-name="P32">- с плавающей точкой (имеют тип double, если требуется float, то в конце литерала надо добавить F)</text:p>
      <text:p text:style-name="P32">-- классическая дробь 1.2323 1.2323F</text:p>
      <text:p text:style-name="P32">-- научный вид 4.05E-13 4.07E-13F</text:p>
      <text:p text:style-name="P32">2. Строковые — символы заключенные в двойные кавычки</text:p>
      <text:p text:style-name="P32">3. Символьные — одинарные символы в одиночных кавычках, <text:s/>спецсимволы с обратным слешем'\n', код символа в 16-тиричном виде '\u0F00', код символа в 8-миричном виде '\712'</text:p>
      <text:p text:style-name="P32">4. Логические — <text:span text:style-name="T12">true и false</text:span></text:p>
      <text:p text:style-name="P32"/>
      <text:p text:style-name="P8"/>
      <text:p text:style-name="P8">11. Объясните, что такое явное и неявное приведение типов, приведите примеры, когда такое преобразование имеет место.</text:p>
      <text:p text:style-name="P30"><text:span text:style-name="T10">Нея</text:span>вное приведение типов — <text:span text:style-name="T10">это автоматическое преобразование к типу с бОльшей размерностью</text:span>. Например <text:span text:style-name="T10">byte=&gt;short=&gt;int=&gt;long=&gt;float=&gt;double</text:span></text:p>
      <text:p text:style-name="P29">Неявное приведение типов происходит в арифметических операциях к бОльшему типу.</text:p>
      <text:p text:style-name="P29">Явное приведение типов бывает расширяющее и сужающее. В обоих случаях перед переменной <text:span text:style-name="T11">явно </text:span>указывают тип приведения.</text:p>
      <text:p text:style-name="P29">int i=12<text:span text:style-name="T11">7</text:span>;</text:p>
      <text:p text:style-name="P29">byte a=(byte)i;</text:p>
      <text:p text:style-name="P31"><text:soft-page-break/>float a=129;</text:p>
      <text:p text:style-name="P31">i=(int)a;</text:p>
      <text:p text:style-name="P31"/>
      <text:p text:style-name="P7"/>
      <text:p text:style-name="P48">10. Каков размер примитивных типов, как размер примитивных типов зависит от разрядности платформы, что такое преобразование (приведение) типов и зачем оно необходимо? Какие примитивные типы не приводятся ни к какому другому типу.</text:p>
      <text:p text:style-name="P27">byte-1 байт, short-2 байта, int-4 байта, long-8 байт</text:p>
      <text:p text:style-name="P27">float-4 байта, double-8 байт</text:p>
      <text:p text:style-name="P27">char-2 байта</text:p>
      <text:p text:style-name="P27">boolean-1 байт</text:p>
      <text:p text:style-name="P29">Размер примитивных типов не зависит от разрядности платформы. Преобразование типов — это приведение переменных разного типа к одному для выполнения операций.</text:p>
      <text:p text:style-name="P29">Тип boolean не приводится ни к одному из примитивных типов.</text:p>
      <text:p text:style-name="P7"/>
      <text:p text:style-name="P47">9. Какие примитивные типы Java вы знаете, как создать переменные примитивных типов? Объясните процедуру, по которой переменные примитивных типов передаются в методы как параметры.</text:p>
      <text:p text:style-name="P25">Целые типы:</text:p>
      <text:p text:style-name="P25">byte, диапазон -128 - +127 (1 байт)</text:p>
      <text:p text:style-name="P25">short, диапазон -32768 - +32767 (2 байта)</text:p>
      <text:p text:style-name="P25">int, диапазон -2^31 - +2^31-1 (4 байта)</text:p>
      <text:p text:style-name="P25">long, дапазон -2^63 - +2^63-1 (8 байт)</text:p>
      <text:p text:style-name="P25">Вещественные типы:</text:p>
      <text:p text:style-name="P25">float, <text:span text:style-name="T11">23 бита мантисса, 8 бит экспонента, 1 бит знак, </text:span>(4 байта)</text:p>
      <text:p text:style-name="P25">double, <text:span text:style-name="T11">52 бита мантисса, 11 бит экспонента, 1 бит знак</text:span> (8 байт)</text:p>
      <text:p text:style-name="P25">Символьный тип:</text:p>
      <text:p text:style-name="P25">char, диапазон <text:span text:style-name="T9">0-65536 (2 байта) используется для хранения кодов символов Unicode</text:span></text:p>
      <text:p text:style-name="P26">Логический тип:</text:p>
      <text:p text:style-name="P26">boolean, возможные значения true/false</text:p>
      <text:p text:style-name="P26"/>
      <text:p text:style-name="P28">Существуют 2 способа передачи аргументов в методы: по значению и по ссылке. Примитивные типы передаются по значению. Это значит, что в методе формируется копия аргумента и изменение его значения никак не отражается на исходной переменной.</text:p>
      <text:p text:style-name="P7"/>
      <text:p text:style-name="P46">8. Объясните различия между терминами “объект” и “ссылка на объект”.</text:p>
      <text:p text:style-name="P24">Объект — это экземпляр класса. Память для объекта выделена в памяти.</text:p>
      <text:p text:style-name="P24">Ссылка на объект — это переменная, которая содержит указатель на область памяти, где находится объект.</text:p>
      <text:p text:style-name="P24">Object obj = new Object();<text:tab/>//obj объект</text:p>
      <text:p text:style-name="P24">Object obj1;<text:tab/><text:tab/><text:tab/>//obj1 переменная типа ссылка на объект</text:p>
      <text:p text:style-name="P24">obj1=obj;<text:tab/><text:tab/><text:tab/>//obj1 теперь указывает на объект obj</text:p>
      <text:p text:style-name="P7"/>
      <text:p text:style-name="P7">7. Объясните, какие классы, интерфейсы, перечисления необходимо импортировать в вашу программу, как это сделать. Влияет ли импорт пакета на импорт классов и др., лежащего в подпакетах? Какой пакет в Java импортируется по умолчанию?</text:p>
      <text:p text:style-name="P23">В программу необходимо импортировать классы, интерфейсы и перечисления, которые потребуются для реализации кода.</text:p>
      <text:p text:style-name="P22">Импорт пакета подключает к программе все вложенные классы, интерфейсы, перечисления.</text:p>
      <text:p text:style-name="P23">Импорт всех классов из пакета:</text:p>
      <text:p text:style-name="P23">import java.util.*;</text:p>
      <text:p text:style-name="P23">Импорт класса Scanner из пакет util:</text:p>
      <text:p text:style-name="P23"><text:soft-page-break/>import java.util.Scanner;</text:p>
      <text:p text:style-name="P17">По умолчанию импортируется пакет <text:span text:style-name="T5">java.lang</text:span></text:p>
      <text:p text:style-name="P44"/>
      <text:p text:style-name="P44"/>
      <text:p text:style-name="P6">6. Что такое пакеты в java-программе, что представляют собой пакеты на диске? Каково соглашение по именованию пакетов? Как создать пакет?</text:p>
      <text:p text:style-name="P15">Пакет это объединение классов, пакет может иметь вложенные пакеты. На диске пакет с классами имеет форму каталога с файлами</text:p>
      <text:p text:style-name="P19">lineprog/Task1.java</text:p>
      <text:p text:style-name="P19">lineprog/Task2.java</text:p>
      <text:p text:style-name="P15">команда вызова программы имеет вид <text:span text:style-name="T4">java lineprog.Task1</text:span></text:p>
      <text:p text:style-name="P15"/>
      <text:p text:style-name="P14">По соглашению имя пакета начинается из перевернутого доменного имени разработчика, например ru.gtkgroup.package</text:p>
      <text:p text:style-name="P14">Для создания пакета в первой строке файла пишем директиву</text:p>
      <text:p text:style-name="P14">package ru.gtkgroup.ta<text:span text:style-name="T8">s</text:span>k1</text:p>
      <text:p text:style-name="P13"/>
      <text:p text:style-name="P6">5. Перечислите атрибуты доступа, объясните их действие.</text:p>
      <text:p text:style-name="P16">public — переменная или метод класса доступны в глобальном масштабе</text:p>
      <text:p text:style-name="P16">protected — член класса будет доступен только классам из одного пакета и в подклассах</text:p>
      <text:p text:style-name="P16">default — член класса доступен только классам из одного пакета</text:p>
      <text:p text:style-name="P21">private — член класса доступен только внутри класса и не виден извне</text:p>
      <text:p text:style-name="P21">private &lt; default &lt; protected &lt; public </text:p>
      <text:p text:style-name="P9"/>
      <text:p text:style-name="P5">4. Объясните, как скомпилировать и запустить приложение из командной строки, а также зачем в переменных среды окружения прописывать пути к установленному jdk.</text:p>
      <text:p text:style-name="P11">Компилируем командой — результат файл с байт-кодом программы Example.class</text:p>
      <text:p text:style-name="P18">javac Example.java</text:p>
      <text:p text:style-name="P11">Запускаем командой</text:p>
      <text:p text:style-name="P18">java Example</text:p>
      <text:p text:style-name="P12">В переменных среды окружения должны быть пути, чтобы компилятор мог найти подключаемые библиотеки, </text:p>
      <text:p text:style-name="P5"/>
      <text:p text:style-name="P5"/>
      <text:p text:style-name="P5">3. Расшифруйте аббревиатуры JVM, JDK и JRE; покажите, где “они находятся” и что собой представляют.</text:p>
      <text:p text:style-name="P9">JVM — Java Virtual Mashine, виртуальная машина Java. Выполняет приложения написанные на Java и других языках программирования.</text:p>
      <text:p text:style-name="P9">JDK — Java Development Kit, набор инструментов для разработки приложений на языке Java (компилятор, отладчик и т. д.), включает в себя JVM. JDK — платформозависимый пакет.</text:p>
      <text:p text:style-name="P9">JRE — Java Runtime Environment, среда для выполнения программ, предназначена для пользователей, включает в себя JVM. Обязательна для запуска приложений.</text:p>
      <text:p text:style-name="P5"/>
      <text:p text:style-name="P5"/>
      <text:p text:style-name="P5">2. Поясните, как связаны имя java-файла и классы, которые в этом файле объявляются.</text:p>
      <text:p text:style-name="P10">Имя файла должно соответствовать имени класса, который описан в файле, поскольку в Java весь код должен находиться внутри класса. <text:span text:style-name="T3">В одном файле допускается описывать один основной класс и множество вспомогательных. </text:span>Расширение файла - java.</text:p>
      <text:p text:style-name="P4"/>
      <text:p text:style-name="P4">1.Объясните, что имеется в виду, когда говорится: Java-язык программирования и Java-платформа.</text:p>
      <text:p text:style-name="P3">Язык программирования Java — строго типизированный язык ООП. Разработан Sun <text:soft-page-break/>Microsystems, приобретен Oracle, распространяется по лицензии GPL.</text:p>
      <text:p text:style-name="P2">Java-платформа — это набор программ, которые облегчают разработку и запуск программ, написанных на языке Java. <text:span text:style-name="T2">Есть и другие языки программирования с помощью которых можно создавать программы, исполняемые на JVM.</text:span></text:p>
      <text:p text:style-name="P2">Платформа Java включает в себя механизм выполнения JVM (Java Virtual Mashine — виртуальная машина), компилятор и набор библиотек.</text:p>
      <text:p text:style-name="P2">Платформы Java были реализованы для широкого спектра аппаратных и операционных систем:</text:p>
      <text:list xml:id="list495977449802732223" text:style-name="L1">
        <text:list-item>
          <text:p text:style-name="P20">Java Card — <text:span text:style-name="T1">платформа </text:span>Java <text:span text:style-name="T1">для устройств с крайне ограниченными вычислительными ресурсами, конкретно для</text:span> смарт-карт. <text:span text:style-name="T1">Основной упор на поддержку криптоалгоритмов. Для запуска Java-апплетов.</text:span></text:p>
        </text:list-item>
        <text:list-item>
          <text:p text:style-name="P20">JME, J2ME (Java Micro Edition) — платформа Java для устройств с ограниченными ресурсами (память, батарея, маленький дисплей): сотовый телефон, КПК, ресиверы цифрового ТВ, проигрыватели дисков Blue-ray</text:p>
        </text:list-item>
        <text:list-item>
          <text:p text:style-name="P20"><text:span text:style-name="T1">Java SE, J2SE (</text:span>Java S<text:span text:style-name="T1">tandard Edition) — платформа Java для настольных ПК, серверов и другого подобного оборудования в масштабах малого предприятия</text:span></text:p>
        </text:list-item>
        <text:list-item>
          <text:p text:style-name="P20">Java EE, <text:span text:style-name="T1">J2EE (Java Enterprise Edition) — платформа Java для многоуровневых клиент-серверных бизнес-приложений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9:36:22.979796721</meta:creation-date>
    <dc:date>2019-09-28T16:26:40.168040397</dc:date>
    <meta:editing-duration>PT14H33M31S</meta:editing-duration>
    <meta:editing-cycles>23</meta:editing-cycles>
    <meta:generator>LibreOffice/4.3.3.2$Linux_X86_64 LibreOffice_project/430m0$Build-2</meta:generator>
    <meta:document-statistic meta:table-count="1" meta:image-count="0" meta:object-count="0" meta:page-count="6" meta:paragraph-count="203" meta:word-count="1683" meta:character-count="12413" meta:non-whitespace-character-count="10854"/>
  </office:meta>
</office:document-meta>
</file>